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1.488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2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9.864cm" svg:height="11.996cm" svg:x="0.635cm" svg:y="0.498cm">
          <draw:text-box>
            <text:p text:style-name="P1"><text:span text:style-name="T1"/></text:p>
            <text:p text:style-name="P1"><text:span text:style-name="T1">public void borrowBook(User user, Book book) throws</text:span></text:p>
            <text:p text:style-name="P1"><text:span text:style-name="T1">SecuritPolicyViolationException {</text:span></text:p>
            <text:p text:style-name="P1"><text:span text:style-name="T1"/></text:p>
            <text:p text:style-name="P1"><text:span text:style-name="T1">// call to the security service</text:span></text:p>
            <text:p text:style-name="P1"><text:span text:style-name="T1"><text:s text:c="15"/></text:span><text:span text:style-name="T2">ServiceUtils.checkSecurity(user,</text:span></text:p>
            <text:p text:style-name="P1"><text:span text:style-name="T2">LibrarySecurityModel.BORROWBOOK\_METHOD,</text:span></text:p>
            <text:p text:style-name="P1"><text:span text:style-name="T2">LibrarySecurityModel.BOOK\_VIEW);</text:span></text:p>
            <text:p text:style-name="P1"><text:span text:style-name="T2">ContextManager.getTemporalContext());}</text:span></text:p>
            <text:p text:style-name="P1"><text:span text:style-name="T1"><text:s text:c="4"/></text:span></text:p>
            <text:p text:style-name="P1"><text:span text:style-name="T1"><text:s text:c="2"/></text:span><text:span text:style-name="T1">// call to business objects</text:span></text:p>
            <text:p text:style-name="P1"><text:span text:style-name="T1"><text:s text:c="2"/></text:span><text:span text:style-name="T1">// borrow the book for the user</text:span></text:p>
            <text:p text:style-name="P1"><text:span text:style-name="T1">book.execute(Book.BORROW, user);</text:span></text:p>
            <text:p text:style-name="P1"><text:span text:style-name="T1"><text:s text:c="2"/></text:span><text:span text:style-name="T1">// call the dao class to update the database</text:span></text:p>
            <text:p text:style-name="P1"><text:span text:style-name="T1">bookDAO.insertBorrow(userDTO, bookDTO);}</text:span></text:p>
          </draw:text-box>
        </draw:frame>
        <draw:custom-shape draw:style-name="gr2" draw:text-style-name="P2" draw:layer="layout" svg:width="19.05cm" svg:height="12.065cm" svg:x="0.635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71cm" fo:page-height="13.3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106cm" svg:x="1cm" svg:y="2.867cm" draw:page-number="1"/>
      <draw:page-thumbnail draw:layer="backgroundobjects" svg:width="9.294cm" svg:height="6.106cm" svg:x="1cm" svg:y="10.915cm"/>
      <draw:page-thumbnail draw:layer="backgroundobjects" svg:width="9.294cm" svg:height="6.106cm" svg:x="1cm" svg:y="18.963cm"/>
      <draw:page-thumbnail draw:layer="backgroundobjects" svg:width="9.294cm" svg:height="6.106cm" svg:x="11.295cm" svg:y="2.867cm"/>
      <draw:page-thumbnail draw:layer="backgroundobjects" svg:width="9.294cm" svg:height="6.106cm" svg:x="11.295cm" svg:y="10.915cm"/>
      <draw:page-thumbnail draw:layer="backgroundobjects" svg:width="9.294cm" svg:height="6.106cm" svg:x="11.295cm" svg:y="18.963cm"/>
    </style:handout-master>
    <style:master-page style:name="Default" style:page-layout-name="PM1" draw:style-name="Mdp1">
      <draw:frame presentation:style-name="Default-title" draw:layer="backgroundobjects" svg:width="18.332cm" svg:height="2.235cm" svg:x="1.017cm" svg:y="0.533cm" presentation:class="title" presentation:placeholder="true">
        <draw:text-box/>
      </draw:frame>
      <draw:frame presentation:style-name="Default-outline1" draw:layer="backgroundobjects" svg:width="18.332cm" svg:height="8.834cm" svg:x="1.017cm" svg:y="3.132cm" presentation:class="outline" presentation:placeholder="true">
        <draw:text-box/>
      </draw:frame>
      <draw:frame presentation:style-name="Mpr1" draw:text-style-name="MP1" draw:layer="backgroundobjects" svg:width="4.745cm" svg:height="0.923cm" svg:x="1.017cm" svg:y="12.194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6.457cm" svg:height="0.923cm" svg:x="6.966cm" svg:y="12.194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4.745cm" svg:height="0.923cm" svg:x="14.605cm" svg:y="12.194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09-16T15:04:20</meta:creation-date>
    <meta:editing-duration>PT00H16M22S</meta:editing-duration>
    <meta:editing-cycles>4</meta:editing-cycles>
    <dc:date>2011-09-16T15:20:39</dc:date>
    <dc:creator>elkateb </dc:creator>
    <meta:generator>OpenOffice.org/3.2$Linux OpenOffice.org_project/320m19$Build-9505</meta:generator>
    <meta:document-statistic meta:object-count="25"/>
  </office:meta>
</office:document-meta>
</file>